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>
      <style:paragraph-properties fo:margin-top="0in" fo:margin-bottom="0in" style:contextual-spacing="false"/>
      <style:text-properties officeooo:paragraph-rsid="0004e4f0"/>
    </style:style>
    <style:style style:name="T1" style:family="text">
      <style:text-properties officeooo:rsid="0004e4f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Objective:</text:h>
      <text:p text:style-name="Text_20_body">Restructure the current Java application to have a centralized class responsible for handling all database connectivity and operations. Then, develop a console-based application that allows users to perform basic user management tasks: create a new user, edit an existing user, and update a user.</text:p>
      <text:h text:style-name="Heading_20_4" text:outline-level="4">Requirements:</text:h>
      <text:list xml:id="list3956190727" text:style-name="L1">
        <text:list-item>
          <text:p text:style-name="P1"><text:span text:style-name="Strong_20_Emphasis">DatabaseManager Class:</text:span></text:p>
          <text:list>
            <text:list-item>
              <text:p text:style-name="P2">Create a <text:span text:style-name="Source_20_Text">DatabaseManager</text:span> class that will handle all database connections and operations (insert, update, and select queries).</text:p>
            </text:list-item>
            <text:list-item>
              <text:p text:style-name="P2">This class should:</text:p>
              <text:list>
                <text:list-item>
                  <text:p text:style-name="P2">Have methods for opening and closing database connections.</text:p>
                </text:list-item>
                <text:list-item>
                  <text:p text:style-name="P2">Provide methods for executing SQL queries (insert, update, and select).</text:p>
                </text:list-item>
                <text:list-item>
                  <text:p text:style-name="P2">Encapsulate all database operations in one place.</text:p>
                </text:list-item>
              </text:list>
            </text:list-item>
          </text:list>
        </text:list-item>
        <text:list-item>
          <text:p text:style-name="P1"><text:span text:style-name="Strong_20_Emphasis">Console Menu Application:</text:span></text:p>
          <text:list>
            <text:list-item>
              <text:p text:style-name="P2">Develop a console-based application that provides a menu with the following options:</text:p>
              <text:list>
                <text:list-item>
                  <text:p text:style-name="P2"><text:span text:style-name="Strong_20_Emphasis">Create User</text:span>: Prompts the user for <text:span text:style-name="Source_20_Text">firstname</text:span>, <text:span text:style-name="Source_20_Text">lastname</text:span>, <text:span text:style-name="Source_20_Text">email</text:span>, and <text:span text:style-name="Source_20_Text">dob</text:span> and inserts the data into the <text:span text:style-name="Source_20_Text">users</text:span> table.</text:p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3"><text:span text:style-name="Strong_20_Emphasis"><text:span text:style-name="T1">Show</text:span></text:span><text:span text:style-name="Strong_20_Emphasis"> User</text:span>: <text:span text:style-name="T1">Show all users</text:span>.</text:p>
                </text:list-item>
              </text:list>
            </text:list-item>
          </text:list>
        </text:list-item>
      </text:list>
      <text:list text:continue-list="list3956190727" text:style-name="L1">
        <text:list-item>
          <text:list>
            <text:list-item>
              <text:list>
                <text:list-item>
                  <text:p text:style-name="P2"><text:span text:style-name="Strong_20_Emphasis">Edit User</text:span>: Prompts the user to input the <text:span text:style-name="Source_20_Text">id</text:span> of an existing user and allows editing of specific fields (<text:span text:style-name="Source_20_Text">firstname</text:span>, <text:span text:style-name="Source_20_Text">lastname</text:span>, <text:span text:style-name="Source_20_Text">email</text:span>, <text:span text:style-name="Source_20_Text">dob</text:span>).</text:p>
                </text:list-item>
                <text:list-item>
                  <text:p text:style-name="P2"><text:span text:style-name="Strong_20_Emphasis">Exit</text:span>: Ends the program.</text:p>
                </text:list-item>
              </text:list>
            </text:list-item>
            <text:list-item>
              <text:p text:style-name="P2">The application should validate user inputs (e.g., correct email format, valid date for <text:span text:style-name="Source_20_Text">dob</text:span>).</text:p>
            </text:list-item>
            <text:list-item>
              <text:p text:style-name="P1">Each menu action should use the <text:span text:style-name="Source_20_Text">DatabaseManager</text:span> class to handle the corresponding database operation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7T11:29:38.841000000</meta:creation-date>
    <dc:date>2024-09-07T14:56:34.291000000</dc:date>
    <meta:editing-duration>PT5M57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17" meta:word-count="201" meta:character-count="1279" meta:non-whitespace-character-count="1109"/>
  </office:meta>
</office:document-meta>
</file>